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shapes>
          <draw:frame draw:z-index="0" draw:style-name="gr1" draw:text-style-name="P1" svg:width="15.998cm" svg:height="9.005cm" svg:x="20.402cm" svg:y="2.762cm">
            <draw:object draw:notify-on-update-of-ranges="Tabelle1.E1:Tabelle1.E24 Tabelle1.F1:Tabelle1.F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475" calcext:value-type="float">
            <text:p>12,475</text:p>
          </table:table-cell>
          <table:table-cell table:style-name="ce1" table:formula="of:=AVERAGE([.B1:.B3])" office:value-type="float" office:value="12.3193333333333" calcext:value-type="float">
            <text:p>12,3193333333333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2.3193333333333" calcext:value-type="float">
            <text:p>12,319333333333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2514" calcext:value-type="float">
            <text:p>12,2514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5.95778666666667" calcext:value-type="float">
            <text:p>5,95778666666667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2.2316" calcext:value-type="float">
            <text:p>12,2316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5.90253" calcext:value-type="float">
            <text:p>5,9025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89102" calcext:value-type="float">
            <text:p>5,89102</text:p>
          </table:table-cell>
          <table:table-cell table:formula="of:=AVERAGE([.B4:.B6])" office:value-type="float" office:value="5.95778666666667" calcext:value-type="float">
            <text:p>5,95778666666667</text:p>
          </table:table-cell>
          <table:table-cell/>
          <table:table-cell office:value-type="float" office:value="12000" calcext:value-type="float">
            <text:p>12000</text:p>
          </table:table-cell>
          <table:table-cell office:value-type="float" office:value="5.90252" calcext:value-type="float">
            <text:p>5,9025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99108" calcext:value-type="float">
            <text:p>5,99108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table:formula="of:=AVERAGE([.B13:.B15])" office:value-type="float" office:value="5.86789666666667" calcext:value-type="float">
            <text:p>5,8678966666666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5.99126" calcext:value-type="float">
            <text:p>5,99126</text:p>
          </table:table-cell>
          <table:table-cell table:number-columns-repeated="2"/>
          <table:table-cell office:value-type="float" office:value="14000" calcext:value-type="float">
            <text:p>14000</text:p>
          </table:table-cell>
          <table:table-cell office:value-type="float" office:value="5.95821" calcext:value-type="float">
            <text:p>5,9582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.89594" calcext:value-type="float">
            <text:p>5,89594</text:p>
          </table:table-cell>
          <table:table-cell table:formula="of:=AVERAGE([.B7:.B9])" office:value-type="float" office:value="5.90253" calcext:value-type="float">
            <text:p>5,90253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5.99017333333333" calcext:value-type="float">
            <text:p>5,99017333333333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.89534" calcext:value-type="float">
            <text:p>5,89534</text:p>
          </table:table-cell>
          <table:table-cell table:number-columns-repeated="2"/>
          <table:table-cell office:value-type="float" office:value="16000" calcext:value-type="float">
            <text:p>16000</text:p>
          </table:table-cell>
          <table:table-cell office:value-type="float" office:value="6.00127" calcext:value-type="float">
            <text:p>6,00127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5.91631" calcext:value-type="float">
            <text:p>5,91631</text:p>
          </table:table-cell>
          <table:table-cell table:number-columns-repeated="2"/>
          <table:table-cell office:value-type="float" office:value="17000" calcext:value-type="float">
            <text:p>17000</text:p>
          </table:table-cell>
          <table:table-cell office:value-type="float" office:value="6.14167333333333" calcext:value-type="float">
            <text:p>6,1416733333333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.90411" calcext:value-type="float">
            <text:p>5,90411</text:p>
          </table:table-cell>
          <table:table-cell table:formula="of:=AVERAGE([.B10:.B12])" office:value-type="float" office:value="5.90252" calcext:value-type="float">
            <text:p>5,90252</text:p>
          </table:table-cell>
          <table:table-cell/>
          <table:table-cell office:value-type="float" office:value="18000" calcext:value-type="float">
            <text:p>18000</text:p>
          </table:table-cell>
          <table:table-cell office:value-type="float" office:value="6.20802333333333" calcext:value-type="float">
            <text:p>6,2080233333333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.86233" calcext:value-type="float">
            <text:p>5,86233</text:p>
          </table:table-cell>
          <table:table-cell table:number-columns-repeated="2"/>
          <table:table-cell office:value-type="float" office:value="19000" calcext:value-type="float">
            <text:p>19000</text:p>
          </table:table-cell>
          <table:table-cell office:value-type="float" office:value="6.29437666666667" calcext:value-type="float">
            <text:p>6,29437666666667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5.94112" calcext:value-type="float">
            <text:p>5,94112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6.45253666666667" calcext:value-type="float">
            <text:p>6,4525366666666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.84624" calcext:value-type="float">
            <text:p>5,84624</text:p>
          </table:table-cell>
          <table:table-cell table:formula="of:=AVERAGE([.B13:.B15])" office:value-type="float" office:value="5.86789666666667" calcext:value-type="float">
            <text:p>5,86789666666667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7.40771666666667" calcext:value-type="float">
            <text:p>7,40771666666667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.80438" calcext:value-type="float">
            <text:p>5,80438</text:p>
          </table:table-cell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8.44338333333333" calcext:value-type="float">
            <text:p>8,44338333333333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5.95307" calcext:value-type="float">
            <text:p>5,95307</text:p>
          </table:table-cell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9.64208666666667" calcext:value-type="float">
            <text:p>9,64208666666667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.94964" calcext:value-type="float">
            <text:p>5,94964</text:p>
          </table:table-cell>
          <table:table-cell table:formula="of:=AVERAGE([.B16:.B18])" office:value-type="float" office:value="5.95821" calcext:value-type="float">
            <text:p>5,95821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10.8546333333333" calcext:value-type="float">
            <text:p>10,854633333333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6.01875" calcext:value-type="float">
            <text:p>6,01875</text:p>
          </table:table-cell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12.4982333333333" calcext:value-type="float">
            <text:p>12,4982333333333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5.90624" calcext:value-type="float">
            <text:p>5,90624</text:p>
          </table:table-cell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14.1569666666667" calcext:value-type="float">
            <text:p>14,156966666666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99471" calcext:value-type="float">
            <text:p>5,99471</text:p>
          </table:table-cell>
          <table:table-cell table:formula="of:=AVERAGE([.B19:.B21])" office:value-type="float" office:value="5.99017333333333" calcext:value-type="float">
            <text:p>5,99017333333333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15.8268666666667" calcext:value-type="float">
            <text:p>15,826866666666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9963" calcext:value-type="float">
            <text:p>5,9963</text:p>
          </table:table-cell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17.6066666666667" calcext:value-type="float">
            <text:p>17,6066666666667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5.97951" calcext:value-type="float">
            <text:p>5,97951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7.49771" calcext:value-type="float">
            <text:p>7,49771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.99393" calcext:value-type="float">
            <text:p>5,99393</text:p>
          </table:table-cell>
          <table:table-cell table:formula="of:=AVERAGE([.B22:.B24])" office:value-type="float" office:value="6.00127" calcext:value-type="float">
            <text:p>6,0012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6.52432333333333" calcext:value-type="float">
            <text:p>6,5243233333333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6.01172" calcext:value-type="float">
            <text:p>6,01172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6.15647333333333" calcext:value-type="float">
            <text:p>6,1564733333333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5.99816" calcext:value-type="float">
            <text:p>5,99816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6.00427666666667" calcext:value-type="float">
            <text:p>6,00427666666667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.12686" calcext:value-type="float">
            <text:p>6,12686</text:p>
          </table:table-cell>
          <table:table-cell table:formula="of:=AVERAGE([.B25:.B27])" office:value-type="float" office:value="6.14167333333333" calcext:value-type="float">
            <text:p>6,14167333333333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.13389" calcext:value-type="float">
            <text:p>6,13389</text:p>
          </table:table-cell>
          <table:table-cell table:number-columns-repeated="4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6.16427" calcext:value-type="float">
            <text:p>6,16427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.22283" calcext:value-type="float">
            <text:p>6,22283</text:p>
          </table:table-cell>
          <table:table-cell table:formula="of:=AVERAGE([.B28:.B30])" office:value-type="float" office:value="6.20802333333333" calcext:value-type="float">
            <text:p>6,20802333333333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.20913" calcext:value-type="float">
            <text:p>6,20913</text:p>
          </table:table-cell>
          <table:table-cell table:number-columns-repeated="4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6.19211" calcext:value-type="float">
            <text:p>6,19211</text:p>
          </table:table-cell>
          <table:table-cell table:number-columns-repeated="4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.27241" calcext:value-type="float">
            <text:p>6,27241</text:p>
          </table:table-cell>
          <table:table-cell table:formula="of:=AVERAGE([.B31:.B33])" office:value-type="float" office:value="6.29437666666667" calcext:value-type="float">
            <text:p>6,29437666666667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.30941" calcext:value-type="float">
            <text:p>6,30941</text:p>
          </table:table-cell>
          <table:table-cell table:number-columns-repeated="4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6.30131" calcext:value-type="float">
            <text:p>6,30131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.46286" calcext:value-type="float">
            <text:p>6,46286</text:p>
          </table:table-cell>
          <table:table-cell table:formula="of:=AVERAGE([.B34:.B36])" office:value-type="float" office:value="6.45253666666667" calcext:value-type="float">
            <text:p>6,45253666666667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.47623" calcext:value-type="float">
            <text:p>6,47623</text:p>
          </table:table-cell>
          <table:table-cell table:number-columns-repeated="4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6.41852" calcext:value-type="float">
            <text:p>6,41852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29846" calcext:value-type="float">
            <text:p>7,29846</text:p>
          </table:table-cell>
          <table:table-cell table:formula="of:=AVERAGE([.B37:.B39])" office:value-type="float" office:value="7.40771666666667" calcext:value-type="float">
            <text:p>7,40771666666667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45755" calcext:value-type="float">
            <text:p>7,45755</text:p>
          </table:table-cell>
          <table:table-cell table:number-columns-repeated="4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7.46714" calcext:value-type="float">
            <text:p>7,46714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42991" calcext:value-type="float">
            <text:p>8,42991</text:p>
          </table:table-cell>
          <table:table-cell table:formula="of:=AVERAGE([.B40:.B42])" office:value-type="float" office:value="8.44338333333333" calcext:value-type="float">
            <text:p>8,44338333333333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38785" calcext:value-type="float">
            <text:p>8,38785</text:p>
          </table:table-cell>
          <table:table-cell table:number-columns-repeated="4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8.51239" calcext:value-type="float">
            <text:p>8,51239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58214" calcext:value-type="float">
            <text:p>9,58214</text:p>
          </table:table-cell>
          <table:table-cell table:formula="of:=AVERAGE([.B43:.B45])" office:value-type="float" office:value="9.64208666666667" calcext:value-type="float">
            <text:p>9,64208666666667</text:p>
          </table:table-cell>
          <table:table-cell table:number-columns-repeated="3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75667" calcext:value-type="float">
            <text:p>9,75667</text:p>
          </table:table-cell>
          <table:table-cell table:number-columns-repeated="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9.58745" calcext:value-type="float">
            <text:p>9,58745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.8734" calcext:value-type="float">
            <text:p>10,8734</text:p>
          </table:table-cell>
          <table:table-cell table:formula="of:=AVERAGE([.B46:.B48])" office:value-type="float" office:value="10.8546333333333" calcext:value-type="float">
            <text:p>10,8546333333333</text:p>
          </table:table-cell>
          <table:table-cell table:number-columns-repeated="3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.7563" calcext:value-type="float">
            <text:p>10,7563</text:p>
          </table:table-cell>
          <table:table-cell table:number-columns-repeated="4"/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10.9342" calcext:value-type="float">
            <text:p>10,9342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.4688" calcext:value-type="float">
            <text:p>12,4688</text:p>
          </table:table-cell>
          <table:table-cell table:formula="of:=AVERAGE([.B49:.B51])" office:value-type="float" office:value="12.4982333333333" calcext:value-type="float">
            <text:p>12,4982333333333</text:p>
          </table:table-cell>
          <table:table-cell table:number-columns-repeated="3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.4968" calcext:value-type="float">
            <text:p>12,4968</text:p>
          </table:table-cell>
          <table:table-cell table:number-columns-repeated="4"/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float" office:value="12.5291" calcext:value-type="float">
            <text:p>12,5291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.1517" calcext:value-type="float">
            <text:p>14,1517</text:p>
          </table:table-cell>
          <table:table-cell table:formula="of:=AVERAGE([.B52:.B54])" office:value-type="float" office:value="14.1569666666667" calcext:value-type="float">
            <text:p>14,1569666666667</text:p>
          </table:table-cell>
          <table:table-cell table:number-columns-repeated="3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.137" calcext:value-type="float">
            <text:p>14,137</text:p>
          </table:table-cell>
          <table:table-cell table:number-columns-repeated="4"/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float" office:value="14.1822" calcext:value-type="float">
            <text:p>14,1822</text:p>
          </table:table-cell>
          <table:table-cell table:number-columns-repeated="4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.7839" calcext:value-type="float">
            <text:p>15,7839</text:p>
          </table:table-cell>
          <table:table-cell table:formula="of:=AVERAGE([.B55:.B57])" office:value-type="float" office:value="15.8268666666667" calcext:value-type="float">
            <text:p>15,8268666666667</text:p>
          </table:table-cell>
          <table:table-cell table:number-columns-repeated="3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.8191" calcext:value-type="float">
            <text:p>15,8191</text:p>
          </table:table-cell>
          <table:table-cell table:number-columns-repeated="4"/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float" office:value="15.8776" calcext:value-type="float">
            <text:p>15,8776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7.5032" calcext:value-type="float">
            <text:p>17,5032</text:p>
          </table:table-cell>
          <table:table-cell table:formula="of:=AVERAGE([.B58:.B60])" office:value-type="float" office:value="17.6066666666667" calcext:value-type="float">
            <text:p>17,6066666666667</text:p>
          </table:table-cell>
          <table:table-cell table:number-columns-repeated="3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7.7081" calcext:value-type="float">
            <text:p>17,7081</text:p>
          </table:table-cell>
          <table:table-cell table:number-columns-repeated="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17.6087" calcext:value-type="float">
            <text:p>17,6087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.53152" calcext:value-type="float">
            <text:p>7,53152</text:p>
          </table:table-cell>
          <table:table-cell table:formula="of:=AVERAGE([.B61:.B63])" office:value-type="float" office:value="7.49771" calcext:value-type="float">
            <text:p>7,49771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.51042" calcext:value-type="float">
            <text:p>7,51042</text:p>
          </table:table-cell>
          <table:table-cell table:number-columns-repeated="4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7.45119" calcext:value-type="float">
            <text:p>7,45119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.56055" calcext:value-type="float">
            <text:p>6,56055</text:p>
          </table:table-cell>
          <table:table-cell table:formula="of:=AVERAGE([.B64:.B66])" office:value-type="float" office:value="6.52432333333333" calcext:value-type="float">
            <text:p>6,52432333333333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.53367" calcext:value-type="float">
            <text:p>6,53367</text:p>
          </table:table-cell>
          <table:table-cell table:number-columns-repeated="4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.47875" calcext:value-type="float">
            <text:p>6,47875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.17266" calcext:value-type="float">
            <text:p>6,17266</text:p>
          </table:table-cell>
          <table:table-cell table:formula="of:=AVERAGE([.B67:.B69])" office:value-type="float" office:value="6.15647333333333" calcext:value-type="float">
            <text:p>6,15647333333333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.16062" calcext:value-type="float">
            <text:p>6,16062</text:p>
          </table:table-cell>
          <table:table-cell table:number-columns-repeated="4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6.13614" calcext:value-type="float">
            <text:p>6,13614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.00845" calcext:value-type="float">
            <text:p>6,00845</text:p>
          </table:table-cell>
          <table:table-cell table:formula="of:=AVERAGE([.B70:.B72])" office:value-type="float" office:value="6.00427666666667" calcext:value-type="float">
            <text:p>6,00427666666667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.97214" calcext:value-type="float">
            <text:p>5,97214</text:p>
          </table:table-cell>
          <table:table-cell table:number-columns-repeated="4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6.03224" calcext:value-type="float">
            <text:p>6,0322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9T15:10:25.912681895</meta:creation-date>
    <dc:date>2021-07-19T17:57:47.378409227</dc:date>
    <meta:editing-duration>PT1M1S</meta:editing-duration>
    <meta:editing-cycles>1</meta:editing-cycles>
    <meta:document-statistic meta:table-count="1" meta:cell-count="2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scatter" chart:style-name="ch1">
        <chart:legend chart:legend-position="end" svg:x="13.948cm" svg:y="4.204cm" style:legend-expansion="high" chart:style-name="ch2"/>
        <chart:plot-area chart:style-name="ch3" table:cell-range-address="Tabelle1.E1:Tabelle1.F24" svg:x="0.319cm" svg:y="0.18cm" svg:width="13.31cm" svg:height="8.646cm">
          <chartooo:coordinate-region svg:x="0.755cm" svg:y="0.379cm" svg:width="12.132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F1:Tabelle1.F24" chart:class="chart:scatter">
            <chart:domain table:cell-range-address="Tabelle1.E1:Tabelle1.E24"/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E</text:p>
              </table:table-cell>
              <table:table-cell office:value-type="string">
                <text:p>Spalte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Tabelle1.E1:Tabelle1.E24</svg:desc>
                </draw:g>
              </table:table-cell>
              <table:table-cell office:value-type="float" office:value="12.3193333333333">
                <text:p>12.3193333333333</text:p>
                <draw:g>
                  <svg:desc>Tabelle1.F1:Tabelle1.F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0">
                <text:p>10000</text:p>
              </table:table-cell>
              <table:table-cell office:value-type="float" office:value="5.95778666666667">
                <text:p>5.95778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0">
                <text:p>11000</text:p>
              </table:table-cell>
              <table:table-cell office:value-type="float" office:value="5.90253">
                <text:p>5.902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000">
                <text:p>12000</text:p>
              </table:table-cell>
              <table:table-cell office:value-type="float" office:value="5.90252">
                <text:p>5.902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000">
                <text:p>13000</text:p>
              </table:table-cell>
              <table:table-cell office:value-type="float" office:value="5.86789666666667">
                <text:p>5.86789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0">
                <text:p>14000</text:p>
              </table:table-cell>
              <table:table-cell office:value-type="float" office:value="5.95821">
                <text:p>5.958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000">
                <text:p>15000</text:p>
              </table:table-cell>
              <table:table-cell office:value-type="float" office:value="5.99017333333333">
                <text:p>5.99017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000">
                <text:p>16000</text:p>
              </table:table-cell>
              <table:table-cell office:value-type="float" office:value="6.00127">
                <text:p>6.001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00">
                <text:p>17000</text:p>
              </table:table-cell>
              <table:table-cell office:value-type="float" office:value="6.14167333333333">
                <text:p>6.14167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000">
                <text:p>18000</text:p>
              </table:table-cell>
              <table:table-cell office:value-type="float" office:value="6.20802333333333">
                <text:p>6.20802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000">
                <text:p>19000</text:p>
              </table:table-cell>
              <table:table-cell office:value-type="float" office:value="6.29437666666667">
                <text:p>6.29437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000">
                <text:p>20000</text:p>
              </table:table-cell>
              <table:table-cell office:value-type="float" office:value="6.45253666666667">
                <text:p>6.45253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000">
                <text:p>30000</text:p>
              </table:table-cell>
              <table:table-cell office:value-type="float" office:value="7.40771666666667">
                <text:p>7.40771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0">
                <text:p>40000</text:p>
              </table:table-cell>
              <table:table-cell office:value-type="float" office:value="8.44338333333333">
                <text:p>8.44338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">
                <text:p>50000</text:p>
              </table:table-cell>
              <table:table-cell office:value-type="float" office:value="9.64208666666667">
                <text:p>9.64208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000">
                <text:p>60000</text:p>
              </table:table-cell>
              <table:table-cell office:value-type="float" office:value="10.8546333333333">
                <text:p>10.8546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0000">
                <text:p>70000</text:p>
              </table:table-cell>
              <table:table-cell office:value-type="float" office:value="12.4982333333333">
                <text:p>12.4982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00">
                <text:p>80000</text:p>
              </table:table-cell>
              <table:table-cell office:value-type="float" office:value="14.1569666666667">
                <text:p>14.1569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0">
                <text:p>90000</text:p>
              </table:table-cell>
              <table:table-cell office:value-type="float" office:value="15.8268666666667">
                <text:p>15.8268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000">
                <text:p>100000</text:p>
              </table:table-cell>
              <table:table-cell office:value-type="float" office:value="17.6066666666667">
                <text:p>17.60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000">
                <text:p>3000</text:p>
              </table:table-cell>
              <table:table-cell office:value-type="float" office:value="7.49771">
                <text:p>7.497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000">
                <text:p>5000</text:p>
              </table:table-cell>
              <table:table-cell office:value-type="float" office:value="6.52432333333333">
                <text:p>6.52432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00">
                <text:p>7000</text:p>
              </table:table-cell>
              <table:table-cell office:value-type="float" office:value="6.15647333333333">
                <text:p>6.15647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00">
                <text:p>9000</text:p>
              </table:table-cell>
              <table:table-cell office:value-type="float" office:value="6.00427666666667">
                <text:p>6.004276666666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